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ext:p>nhung.vu</text:p>
          </table:table-cell>
          <table:table-cell table:number-columns-repeated="1012"/>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ext:p>nhung.vu</text:p>
          </table:table-cell>
          <table:table-cell table:number-columns-repeated="1012"/>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2"/>
          <table:table-cell>
            <text:p>nhung.vu</text:p>
          </table:table-cell>
          <table:table-cell table:number-columns-repeated="1012"/>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2"/>
          <table:table-cell>
            <text:p>nhung.vu</text:p>
          </table:table-cell>
          <table:table-cell table:number-columns-repeated="1012"/>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2"/>
          <table:table-cell>
            <text:p>nhung.vu</text:p>
          </table:table-cell>
          <table:table-cell table:number-columns-repeated="1012"/>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ext:p>nhung.vu</text:p>
          </table:table-cell>
          <table:table-cell table:number-columns-repeated="1012"/>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ext:p>nhung.vu</text:p>
          </table:table-cell>
          <table:table-cell table:number-columns-repeated="1012"/>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ext:p>nhung.vu</text:p>
          </table:table-cell>
          <table:table-cell table:number-columns-repeated="1012"/>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2"/>
          <table:table-cell>
            <text:p>nhung.vu</text:p>
          </table:table-cell>
          <table:table-cell table:number-columns-repeated="1012"/>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2"/>
          <table:table-cell>
            <text:p>nhung.vu</text:p>
          </table:table-cell>
          <table:table-cell table:number-columns-repeated="1012"/>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ext:p>nhung.vu</text:p>
          </table:table-cell>
          <table:table-cell table:number-columns-repeated="1012"/>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
          <table:table-cell>
            <text:p>nhung.vu</text:p>
          </table:table-cell>
          <table:table-cell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nhung.vu</text:p>
          </table:table-cell>
          <table:table-cell table:number-columns-repeated="1012"/>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2"/>
          <table:table-cell>
            <text:p>nhung.vu</text:p>
          </table:table-cell>
          <table:table-cell table:number-columns-repeated="1012"/>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nhung.vu</text:p>
          </table:table-cell>
          <table:table-cell table:number-columns-repeated="1012"/>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ext:p>nhung.vu</text:p>
          </table:table-cell>
          <table:table-cell table:number-columns-repeated="1012"/>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2"/>
          <table:table-cell>
            <text:p>nhung.vu</text:p>
          </table:table-cell>
          <table:table-cell table:number-columns-repeated="1012"/>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ext:p>nhung.vu</text:p>
          </table:table-cell>
          <table:table-cell table:number-columns-repeated="1012"/>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2"/>
          <table:table-cell>
            <text:p>nhung.vu</text:p>
          </table:table-cell>
          <table:table-cell table:number-columns-repeated="1012"/>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2"/>
          <table:table-cell>
            <text:p>nhung.vu</text:p>
          </table:table-cell>
          <table:table-cell table:number-columns-repeated="1012"/>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2"/>
          <table:table-cell>
            <text:p>nhung.vu</text:p>
          </table:table-cell>
          <table:table-cell table:number-columns-repeated="1012"/>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ext:p>nhung.vu</text:p>
          </table:table-cell>
          <table:table-cell table:number-columns-repeated="1012"/>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2"/>
          <table:table-cell>
            <text:p>nhung.vu</text:p>
          </table:table-cell>
          <table:table-cell table:number-columns-repeated="1012"/>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2"/>
          <table:table-cell>
            <text:p>nhung.vu</text:p>
          </table:table-cell>
          <table:table-cell table:number-columns-repeated="1012"/>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ext:p>nhung.vu</text:p>
          </table:table-cell>
          <table:table-cell table:number-columns-repeated="1012"/>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2"/>
          <table:table-cell>
            <text:p>nhung.vu</text:p>
          </table:table-cell>
          <table:table-cell table:number-columns-repeated="1012"/>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ext:p>nhung.vu</text:p>
          </table:table-cell>
          <table:table-cell table:number-columns-repeated="1012"/>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2"/>
          <table:table-cell>
            <text:p>nhung.vu</text:p>
          </table:table-cell>
          <table:table-cell table:number-columns-repeated="1012"/>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2"/>
          <table:table-cell>
            <text:p>nhung.vu</text:p>
          </table:table-cell>
          <table:table-cell table:number-columns-repeated="1012"/>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